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от эволюция вашего процесса, а не революция.</text:p>
      <text:list text:style-name="L1">
        <text:list-item>
          <text:p text:style-name="P8"><text:span text:style-name="Strong_20_Emphasis"><text:span text:style-name="T1">Автоматизация первого шага (самое важное улучшение):</text:span></text:span></text:p>
          <text:list>
            <text:list-item>
              <text:p text:style-name="P9"><text:span text:style-name="Strong_20_Emphasis"><text:span text:style-name="T1">Что:</text:span></text:span><text:span text:style-name="T2"> Пока разработчик ждет, когда вы "протейстируйте", он теряет время. Вместо этого можно настроить автоматический запуск базовых проверок при пуше в feature-ветку.</text:span></text:p>
            </text:list-item>
            <text:list-item>
              <text:p text:style-name="P5"><text:span text:style-name="Strong_20_Emphasis"><text:span text:style-name="T1">Как:</text:span></text:span><text:span text:style-name="T2"> Настроить pipeline (например, в GitLab CI/GitHub Actions), который при push в </text:span><text:span text:style-name="Source_20_Text"><text:span text:style-name="T3">feature/*</text:span></text:span><text:span text:style-name="T2">:</text:span></text:p>
              <text:list>
                <text:list-item>
                  <text:p text:style-name="P4">Соберет контейнер.</text:p>
                </text:list-item>
                <text:list-item>
                  <text:p text:style-name="P4">Запустит юнит-тесты.</text:p>
                </text:list-item>
                <text:list-item>
                  <text:p text:style-name="P4">Запустит линтеры и проверки кода.</text:p>
                </text:list-item>
                <text:list-item>
                  <text:p text:style-name="P9"><text:span text:style-name="Emphasis"><text:span text:style-name="T2">Опционально:</text:span></text:span><text:span text:style-name="T2"> Развернет этот контейнер на временном стенде и даст на него ссылку вам и разработчику.</text:span></text:p>
                </text:list-item>
              </text:list>
            </text:list-item>
            <text:list-item>
              <text:p text:style-name="P9"><text:span text:style-name="Strong_20_Emphasis"><text:span text:style-name="T1">Результат:</text:span></text:span><text:span text:style-name="T2"> Разработчик сразу видит, не сломал ли он что-то очевидное. Вы же приходите на готовый стенд и тратите время не на поднятие окружения, а на целенаправленное </text:span><text:span text:style-name="Strong_20_Emphasis"><text:span text:style-name="T1">исследовательское и нефункциональное тестирование</text:span></text:span><text:span text:style-name="T2"> (удобство интерфейса, странные кейсы). Это в разы эффективнее.</text:span></text:p>
            </text:list-item>
          </text:list>
        </text:list-item>
        <text:list-item>
          <text:p text:style-name="P8"><text:span text:style-name="Strong_20_Emphasis"><text:span text:style-name="T1">Промежуточное окружение между "разработкой" и "продом":</text:span></text:span></text:p>
          <text:list>
            <text:list-item>
              <text:p text:style-name="P6"><text:span text:style-name="Strong_20_Emphasis"><text:span text:style-name="T1">Что:</text:span></text:span><text:span text:style-name="T2"> Сейчас у вас </text:span><text:span text:style-name="Source_20_Text"><text:span text:style-name="T3">develop</text:span></text:span><text:span text:style-name="T2"> -&gt; (деплой в кубер) -&gt; </text:span><text:span text:style-name="Source_20_Text"><text:span text:style-name="T3">main</text:span></text:span><text:span text:style-name="T2">. Опасно.</text:span></text:p>
            </text:list-item>
            <text:list-item>
              <text:p text:style-name="P8"><text:span text:style-name="Strong_20_Emphasis"><text:span text:style-name="T1">Как:</text:span></text:span><text:span text:style-name="T2"> Добавить окружение </text:span><text:span text:style-name="Strong_20_Emphasis"><text:span text:style-name="T1">Staging</text:span></text:span><text:span text:style-name="T2">. Оно должно быть максимально похоже на прод. Схема будет такой:</text:span></text:p>
              <text:list>
                <text:list-item>
                  <text:p text:style-name="P6"><text:span text:style-name="Source_20_Text"><text:span text:style-name="T3">develop</text:span></text:span><text:span text:style-name="T2"> -&gt; (авто-тесты) -&gt; </text:span><text:span text:style-name="Strong_20_Emphasis"><text:span text:style-name="T1">Staging</text:span></text:span><text:span text:style-name="T2"> -&gt; (ручной деплой + ручное тестирование) -&gt; </text:span><text:span text:style-name="Source_20_Text"><text:span text:style-name="T3">main</text:span></text:span><text:span text:style-name="T2"> -&gt; (автоматический деплой в Prod).</text:span></text:p>
                </text:list-item>
              </text:list>
            </text:list-item>
            <text:list-item>
              <text:p text:style-name="P9"><text:span text:style-name="Strong_20_Emphasis"><text:span text:style-name="T1">Результат:</text:span></text:span><text:span text:style-name="T2"> Вы тестируете собранную версию, которая вот-вот полетит в прод, в максимально похожих условиях. Это сильно снижает риск сюрпризов при деплое в прод.</text:span></text:p>
            </text:list-item>
          </text:list>
        </text:list-item>
        <text:list-item>
          <text:p text:style-name="P8"><text:span text:style-name="Strong_20_Emphasis"><text:span text:style-name="T1">Статус сборки в Pull/Merge Request:</text:span></text:span></text:p>
          <text:list>
            <text:list-item>
              <text:p text:style-name="P9"><text:span text:style-name="Strong_20_Emphasis"><text:span text:style-name="T1">Что:</text:span></text:span><text:span text:style-name="T2"> Обязательно настройте интеграцию вашей CI-системы с Git. В Merge Request (из feature в develop) должен быть блок, который показывает результаты интеграционного пайплайна: прошли ли тесты, успешно ли собрался образ и т.д.</text:span></text:p>
            </text:list-item>
            <text:list-item>
              <text:p text:style-name="P9"><text:span text:style-name="Strong_20_Emphasis"><text:span text:style-name="T1">Результат:</text:span></text:span><text:span text:style-name="T2"> Разработчик и вы видите "зеленую галочку" перед мержем. Это запрещает мерж, если пайплайн "красный". Это формализует процесс.</text:span></text:p>
            </text:list-item>
          </text:list>
        </text:list-item>
        <text:list-item>
          <text:p text:style-name="P8"><text:span text:style-name="Strong_20_Emphasis"><text:span text:style-name="T1">Определите, что такое "все ок" для ручного тестирования:</text:span></text:span></text:p>
          <text:list>
            <text:list-item>
              <text:p text:style-name="P9"><text:span text:style-name="Strong_20_Emphasis"><text:span text:style-name="T1">Что:</text:span></text:span><text:span text:style-name="T2"> Чтобы процесс был предсказуемым, создайте простой чек-лист (checklist) для ручного тестирования фичи. Что именно должно быть проверено, чтобы дать "добро" на мерж в develop?</text:span></text:p>
            </text:list-item>
            <text:list-item>
              <text:p text:style-name="P9"><text:span text:style-name="Strong_20_Emphasis"><text:span text:style-name="T1">Результат:</text:span></text:span><text:span text:style-name="T2"> Снижается субъективность, новый тестировщик быстрее вольется в процесс.</text:span></text:p>
            </text:list-item>
          </text:list>
        </text:list-item>
      </text:list>
      <text:h text:style-name="P1" text:outline-level="3"><text:soft-page-break/>Итоговая предлагаемая схема (как это выглядит в большинстве компаний):</text:h>
      <text:list text:style-name="L2">
        <text:list-item>
          <text:p text:style-name="P7"><text:span text:style-name="Strong_20_Emphasis"><text:span text:style-name="T1">Разработчик пушит в </text:span></text:span><text:span text:style-name="Strong_20_Emphasis"><text:span text:style-name="Source_20_Text"><text:span text:style-name="T3">feature/...</text:span></text:span></text:span><text:span text:style-name="T2"> -&gt; </text:span><text:span text:style-name="Strong_20_Emphasis"><text:span text:style-name="T1">Автоматически</text:span></text:span><text:span text:style-name="T2"> запускается пайплайн: сборка, юнит-тесты, линтеры. Создается временный стенд.</text:span></text:p>
        </text:list-item>
        <text:list-item>
          <text:p text:style-name="P10"><text:span text:style-name="Strong_20_Emphasis"><text:span text:style-name="T1">Тестировщик</text:span></text:span><text:span text:style-name="T2"> получает ссылку на стенд -&gt; проводит </text:span><text:span text:style-name="Strong_20_Emphasis"><text:span text:style-name="T1">ручное тестирование</text:span></text:span><text:span text:style-name="T2"> по чек-листу + исследовательское тестирование.</text:span></text:p>
        </text:list-item>
        <text:list-item>
          <text:p text:style-name="P7"><text:span text:style-name="Strong_20_Emphasis"><text:span text:style-name="T1">Создается Merge Request в </text:span></text:span><text:span text:style-name="Strong_20_Emphasis"><text:span text:style-name="Source_20_Text"><text:span text:style-name="T3">develop</text:span></text:span></text:span><text:span text:style-name="T2"> -&gt; </text:span><text:span text:style-name="Strong_20_Emphasis"><text:span text:style-name="T1">Автоматически</text:span></text:span><text:span text:style-name="T2"> запускается пайплайн интеграционных тестов. Мерж заблокирован, пока пайплайн не будет "зеленым". Тестировщик/тимлид ставит approve.</text:span></text:p>
        </text:list-item>
        <text:list-item>
          <text:p text:style-name="P7"><text:span text:style-name="Strong_20_Emphasis"><text:span text:style-name="T1">Мерж в </text:span></text:span><text:span text:style-name="Strong_20_Emphasis"><text:span text:style-name="Source_20_Text"><text:span text:style-name="T3">develop</text:span></text:span></text:span><text:span text:style-name="T2"> -&gt; </text:span><text:span text:style-name="Strong_20_Emphasis"><text:span text:style-name="T1">Автоматически</text:span></text:span><text:span text:style-name="T2"> запускается пайплайн, который деплоит сборку в </text:span><text:span text:style-name="Strong_20_Emphasis"><text:span text:style-name="T1">Staging</text:span></text:span><text:span text:style-name="T2">.</text:span></text:p>
        </text:list-item>
        <text:list-item>
          <text:p text:style-name="P10"><text:span text:style-name="Strong_20_Emphasis"><text:span text:style-name="T1">На Staging</text:span></text:span><text:span text:style-name="T2"> проводится </text:span><text:span text:style-name="Strong_20_Emphasis"><text:span text:style-name="T1">финальное ручное тестирование</text:span></text:span><text:span text:style-name="T2"> ( smoke-тесты, проверка ключевых сценариев).</text:span></text:p>
        </text:list-item>
        <text:list-item>
          <text:p text:style-name="P7"><text:span text:style-name="Strong_20_Emphasis"><text:span text:style-name="T1">Ручной шаг:</text:span></text:span><text:span text:style-name="T2"> По кнопке создается Merge Request в </text:span><text:span text:style-name="Source_20_Text"><text:span text:style-name="T3">main</text:span></text:span><text:span text:style-name="T2"> и/или запускается деплой в </text:span><text:span text:style-name="Strong_20_Emphasis"><text:span text:style-name="T1">Prod</text:span></text:span><text:span text:style-name="T2">.</text:span></text:p>
        </text:list-item>
        <text:list-item>
          <text:p text:style-name="P7"><text:span text:style-name="Strong_20_Emphasis"><text:span text:style-name="T1">Мерж в </text:span></text:span><text:span text:style-name="Strong_20_Emphasis"><text:span text:style-name="Source_20_Text"><text:span text:style-name="T3">main</text:span></text:span></text:span><text:span text:style-name="T2"> (часто происходит автоматически после успешного деплоя в Prod).</text:span></text:p>
        </text:list-item>
      </text:list>
      <text:p text:style-name="P3">Ваш текущий процесс — это солидная основа. Сделав первый шаг по автоматизации начальных проверок, вы уже резко повысите его эффективность. Удач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8T17:56:25.177000000</meta:creation-date>
    <dc:date>2025-09-28T17:56:54.003000000</dc:date>
    <meta:editing-duration>PT29S</meta:editing-duration>
    <meta:editing-cycles>1</meta:editing-cycles>
    <meta:document-statistic meta:table-count="0" meta:image-count="0" meta:object-count="0" meta:page-count="2" meta:paragraph-count="29" meta:word-count="432" meta:character-count="3022" meta:non-whitespace-character-count="2644"/>
    <meta:generator>LibreOffice/7.5.1.2$Windows_X86_64 LibreOffice_project/fcbaee479e84c6cd81291587d2ee68cba099e129</meta:generator>
  </office:meta>
</office:document-meta>
</file>